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style:font-name="Times New Roman"/>
    </style:style>
    <style:style style:name="T2" style:family="text">
      <style:text-properties style:text-position="sub 58%"/>
    </style:style>
    <style:style style:name="T3" style:family="text">
      <style:text-properties style:font-name="Times New Roman"/>
    </style:style>
    <style:style style:name="T4" style:family="text">
      <style:text-properties style:font-name="Times New Roman" style:font-name-asian="Times New Roman" style:font-name-complex="Times New Roma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stione della Concorrenza in F1 Sim</text:p>
      <text:p text:style-name="Standard"/>
      <text:p text:style-name="Standard">Idea:</text:p>
      <text:p text:style-name="Standard"/>
      <text:p text:style-name="Standard">Le componenti ad alto livello del progetto per la gestione della gara sono:</text:p>
      <text:list xml:id="list35446554" text:style-name="L1">
        <text:list-item>
          <text:p text:style-name="P1">i concorrenti, caratterizzati da dati tecnici e strategie, nonché thread indipendenti</text:p>
        </text:list-item>
        <text:list-item>
          <text:p text:style-name="P1">una pista, composta da tratti ognuno dei quali prevede 1 o più traiettorie (con caratteristiche differenti) per essere attraversato.</text:p>
        </text:list-item>
      </text:list>
      <text:p text:style-name="Standard">I concorrenti percorrono la pista accattivandosi sequenzialmente i vari tratti.</text:p>
      <text:p text:style-name="Standard">Per garantirsi la miglior posizione in classifica valutano, per ogni ogni tratto, la traiettoria migliore da percorrere, scegliendola in base alle caratteristiche e in base alle altre auto presenti nel tratto.</text:p>
      <text:p text:style-name="Standard"/>
      <text:p text:style-name="Standard">Un fattore importante da considerare per attuare una strategia di questo tipo è l'accesso concorrente ai vari tratti. Ipoteticamente ognuno di essi sarebbe percorribile da al più n macchine in contemporanea (con n = numero traiettorie). </text:p>
      <text:p text:style-name="Standard">Il problema che si pone è la coerenza delle posizioni durante la gara e che quindi non avvengano “sorpassi anomali” e “teletrasporti” dovuti a comportamenti non predicibili dello scheduler.</text:p>
      <text:p text:style-name="Standard">L'idea di base è permettere ad un concorrente di attraversare un tratto solo una volta avuta la certezza che non vi siano altri concorrenti che avrebbero potuto arrivare prima (e che logicamente quindi avrebbero dovuto attraversare il tratto prima).</text:p>
      <text:p text:style-name="Standard">/* <text:s/>L'idea di soluzione adottata è quella di non permettere a una macchina di entrare in possesso di una risorsa dopo che non è sicura di essere l'auto che effettivamente dovrà prender possesso della risorsa. */ </text:p>
      <text:p text:style-name="Standard">L'idea è implementata con la seguente strategia:</text:p>
      <text:p text:style-name="Standard"/>
      <text:p text:style-name="Standard">Ogni tratto è associato ad una coda di entrata. Questa è contrassegnata da tuple (concorrente, istante di arrivo). Più precisamente, ogni concorrente, prima dell'inizio della competizione, segna su ognuna di queste code l'istante migliore di arrivo (a partire da un'istante 0 che è l'inizio della gara). Per migliore si intende il tempo che impiegherebbe l'auto a raggiungere tale tratto in condizioni di pista ottime e scegliendo di volta in volta la traiettoria migliore, senza considerare fattori di impedimento non statisticamente predicibili, come la carenza di benzina. In poche parole, il tempo di percorrenza escludendo tutti i vincoli.</text:p>
      <text:p text:style-name="Standard">Ogni volta un concorrente attraversi un tratto k, tutte le code, da k a k-1 verranno aggiornate, sommando al t<text:span text:style-name="T2">i</text:span> impostato inizialmente (t<text:span text:style-name="T2">i </text:span>=tempo impostato nella coda del tratto i-esimo) il <text:span text:style-name="T1">Δ</text:span><text:span text:style-name="T1">t impiegato per attraversare il tratto.</text:span> </text:p>
      <text:p text:style-name="Standard">Gli elementi delle code sono ordinati per istante di tempo t crescente. Quindi ogni coda rappresenta un ottimistico ordine di arrivo dei concorrenti sul tratto associato. </text:p>
      <text:p text:style-name="Standard">Un concorrente non può passare al tratto successivo prima di aver ottenuto la prima posizione sulla rispettiva coda.</text:p>
      <text:p text:style-name="Standard">Come risultato si ottiene la certezza che non vi siano inversioni di priorità provocate da un comportamento non prevedibile dello scheduler.</text:p>
      <text:p text:style-name="Standard"/>
      <text:p text:style-name="Standard">Il secondo punto focale della strategia riguarda le traiettorie:</text:p>
      <text:p text:style-name="Standard">Ogni tratto, come già accennato, dispone di n possibili traiettorie (n&gt;=1). Ognuna di esse può risultare più vantaggiosa delle altre in base alle condizioni di pista e alla strategia di gara dei singoli concorrenti. Un concorrente ha la possibilità di SCEGLIERE una traiettoria del tratto k solo una volta che abbia acquisito la prima posizione della coda associata. Quindi, ottenuto il permesso di procedere, il concorrente dovrà prendere in considerazione le traiettorie disponibili e scegliere quella ottimale in base a strategia e condizioni. Quindi, nell'odrine, dopo aver ottenuto la prima posizione nella coda associata, verranno compiute le seguenti azioni:</text:p>
      <text:list xml:id="list35639575" text:style-name="L2">
        <text:list-item>
          <text:p text:style-name="P2">Valutare la traiettoria ottima</text:p>
        </text:list-item>
        <text:list-item>
          <text:p text:style-name="P2">Accodarsi sulla traiettoria</text:p>
        </text:list-item>
        <text:list-item>
          <text:p text:style-name="P2"><text:soft-page-break/>Aggiornare tutte le code da k a k-1 (cioè tutte da quella successiva a quella da cui si è appena usciti) aggiungendo il <text:span text:style-name="T1">Δ</text:span><text:span text:style-name="T1">t appena calcolato ai tempi già segnati.</text:span></text:p>
        </text:list-item>
        <text:list-item>
          <text:p text:style-name="P2"><text:span text:style-name="T1">Attraversare (appena ottenuto l'accesso) il tratto, e mettersi in attesa sulla coda associata al tratto k+1, attendendo di arrivare in prima posizione per ricominciare la stessa sequenza di azioni appena eseguita, ma sul tratto successivo.</text:span></text:p>
        </text:list-item>
      </text:list>
      <text:p text:style-name="Standard"/>
      <text:p text:style-name="Standard">Come si può evincere dalle righe precedenti, ogni traiettoria prevede una coda. Tale coda funziona come le code associate ai tratti, con l'unica differenza che l'ordine degli elementi è determinato dall'ordine di arrivo. </text:p>
      <text:p text:style-name="Standard">Ognuna di esse inoltre prevede un variabile aggiornata all'arrivo di ogni concorrente. Il valore assegnato alla variabile è dato da:</text:p>
      <text:p text:style-name="Standard"/>
      <text:p text:style-name="Standard">vacchio valore + tempo di attraversamento calcolato.</text:p>
      <text:p text:style-name="Standard"/>
      <text:p text:style-name="Standard">In questo modo l'istante di arrivo al tratto successivo calcolato da un concorrente dipenderà necessariamente dai tempi calcolati dai concorrenti che gli stanno davanti, e non ci potranno quindi essere inconsistenze nell'ordine di arrivo ai tratti (per esempio non potranno mai esserci sorpassi sulla stessa traiettoria).</text:p>
      <text:p text:style-name="Standard">Con questa garantisce determinismo nella gara. Supponendo che la pista abbia tratti da una sola traiettoria, i concorrenti concluderanno la gara nello stesso ordine con cui sono partiti, il che è coerente (non possono esserci sorpassi sulla stessa traiettoria). Questo anche se il concorrente che parte per ultimo dovesse possedere caratteristiche tecniche migliori di tutti quelli che stanno davanti. Infatti esso erediterà fin dal primo tratto il tempo di attraversamento accumulato da tutti i concorrenti prima di lui, non potendo quindi matematicamente avere un tempo di arrivo nei tratti successivi migliore delle altre auto.</text:p>
      <text:p text:style-name="Standard">Le situazioni di stallo non si verificano per i seguenti motivi. Ragionando per assurdo, uno stallo si potrebbe verificare se:</text:p>
      <text:list xml:id="list36359258" text:style-name="L3">
        <text:list-item>
          <text:p text:style-name="P3">una macchina A attende la prima posizione nella coda associata al tratto 3. Nel frattempo Un concorrente B è in attesa sulla coda associata al tratto 2. Ma B risulta prima di A nella coda 3 e A risulta prima di B nella coda 2 e il tratto 2-3 possiede una sola traiettoria.</text:p>
          <text:p text:style-name="P3">SOLUZIONE: lo stallo non si può verificare perché </text:p>
        </text:list-item>
      </text:list>
      <text:p text:style-name="Standard"/>
      <text:p text:style-name="Standard"><text:tab/>Se nella coda 2 ci sono A in testa seguita da B, avremo che t(2A)&lt;t(2B), poiché l'ordine della coda è determinato dai tempi di arrivo segnati.</text:p>
      <text:p text:style-name="Standard"><text:tab/>Se A è in attesa sulla coda 3, vuol dire che avrà aggiornato per ultima la coda 3-1, ovvero 2, e di conseguenza t(2A)&gt;t(3A).</text:p>
      <text:p text:style-name="Standard"><text:tab/>B invece è in attesa effettiva sulla coda 2, quindi avrà aggiornato la coda del tratto successivo con un valore dato da t(2B)+ <text:span text:style-name="T1">Δ</text:span><text:span text:style-name="T1">t, con <text:s/></text:span><text:span text:style-name="T1">Δ</text:span><text:span text:style-name="T1">t un valore ottimo diverso da zero previsto per l'attraversamento da 2 a 3. Quindi t(2B)&lt;t(3B).</text:span></text:p>
      <text:p text:style-name="Standard"><text:span text:style-name="T1"><text:tab/>L'ipotesi di stallo prevede che nella coda 3 vi sia prima B e poi A, quindi t(3B)&lt;t(3A).</text:span></text:p>
      <text:p text:style-name="Standard"><text:span text:style-name="T1"><text:tab/>Avremo quindi:</text:span></text:p>
      <text:p text:style-name="Standard"><text:span text:style-name="T1"><text:tab/><text:tab/>t(3A)&lt;t(2A)&lt;t(2B)&lt;t(3B)&lt;t(3A)</text:span></text:p>
      <text:p text:style-name="Standard"><text:span text:style-name="T1"><text:tab/>che è una contraddizione, quindi la situazione non si può verificare.</text:span></text:p>
      <text:p text:style-name="Standard"><text:tab/><text:tab/><text:tab/><text:tab/><text:tab/><text:tab/><text:tab/><text:tab/><text:tab/><text:tab/><text:tab/><text:span text:style-name="T4">□</text:span></text:p>
      <text:p text:style-name="Standard">Questo da la massima predicibilità all'intero sistema che può essere cosi verificato a priori. Infatti l'auto entrerà in esecuzione solo dopo aver valutato di essere la prima che attende di attraversare il tratto e questo avviene tramite un sistema di prenotazione di tratti successivi. Questo può portare a un forte carico computazionale per l'aggiornamento delle prenotazioni ma è inevitabile questo onere se si vuole avere un sistema coerente temporalmente e decidibile a priori.</text:p>
      <text:p text:style-name="Standard">Questo metodo è robusto dal punto di vista dell'assenza di stalli e dal funzionamento completamente predicibile. Si presta ad essere distribuito e per ridurre l'onere di calcolo delle statistiche si era ipotizzato di distribuire il calcolo di queste.</text:p>
      <text:p text:style-name="Standard"><text:soft-page-break/></text:p>
      <text:p text:style-name="Standard">Le componenti di massima della pista dovranno essere un tratto diviso in traiettorie. Il tratto è identificato come una coda di “prenotazione” e delle code interne per le traiettorie. Le automobili possono essere rappresentate come dei thread che quindi concorrono tra di loro per l'uso della pista.</text:p>
      <text:p text:style-name="Standard"/>
      <text:p text:style-name="Standard">L'idea alla base del funzionamento della concorrenza nel progetto è esplicabile con i seguenti punti:</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mith Jack</meta:initial-creator>
    <meta:creation-date>2009-01-28T16:43:08.66</meta:creation-date>
    <dc:date>2009-02-02T17:04:14.46</dc:date>
    <dc:creator>Smith Jack</dc:creator>
    <meta:editing-duration>PT02H30M47S</meta:editing-duration>
    <meta:editing-cycles>15</meta:editing-cycles>
    <meta:generator>OpenOffice.org/3.0$Win32 OpenOffice.org_project/300m9$Build-9358</meta:generator>
    <meta:document-statistic meta:table-count="0" meta:image-count="0" meta:object-count="0" meta:page-count="3" meta:paragraph-count="43" meta:word-count="1205" meta:character-count="7706"/>
    <meta:user-defined meta:name="Info 1"/>
    <meta:user-defined meta:name="Info 2"/>
    <meta:user-defined meta:name="Info 3"/>
    <meta:user-defined meta:name="Info 4"/>
  </office:meta>
</office:document-meta>
</file>